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734cm"/>
    </style:style>
    <style:style style:name="co2" style:family="table-column">
      <style:table-column-properties fo:break-before="auto" style:column-width="0.60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column table:style-name="co2" table:number-columns-repeated="23" table:default-cell-style-name="ce1"/>
        <table:table-column table:style-name="co3" table:number-columns-repeated="1000" table:default-cell-style-name="ce1"/>
        <table:table-row table:style-name="ro1">
          <table:table-cell office:value-type="string" calcext:value-type="string">
            <text:p>MUTANT_ID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T23</text:p>
          </table:table-cell>
          <table:table-cell office:value-type="string" calcext:value-type="string">
            <text:p>STATU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RIGINAL_PROGRAM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:.X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0_LengthyGUICrea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:.X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1_InvalidIDFindView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:.X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10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:.X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11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:.X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12_FindViewByIdReturnsNull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:.X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13_InvalidIDFindView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:.X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14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:.X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15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0:.X1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16_FindViewByIdReturnsNull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1:.X1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17_InvalidIDFindView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2:.X1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18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3:.X1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19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4:.X1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2_FindViewByIdReturnsNull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5:.X1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20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6:.X1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21_FindViewByIdReturnsNull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7:.X1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22_InvalidIDFindView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8:.X1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23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9:.X1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24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0:.X2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25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1:.X2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26_FindViewByIdReturnsNull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2:.X2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27_InvalidIDFindView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3:.X2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28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4:.X2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29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5:.X2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3_InvalidIDFindView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6:.X2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30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7:.X2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31_FindViewByIdReturnsNull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8:.X2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32_InvalidIDFindView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9:.X2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33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0:.X3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34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1:.X3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35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2:.X3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36_FindViewByIdReturnsNull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3:.X3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37_InvalidIDFindView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4:.X3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38_InvalidViewFocusOperatorMutator</text:p>
          </table:table-cell>
          <table:table-cell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COUNTIF([.B35:.X35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39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6:.X3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4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7:.X3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40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8:.X3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41_FindViewByIdReturnsNull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9:.X3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42_InvalidIDFindView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0:.X4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43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1:.X4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44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2:.X4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45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3:.X4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46_FindViewByIdReturnsNull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4:.X4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47_InvalidIDFindView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5:.X4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48_InvalidViewFocus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46:.X46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49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7:.X4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5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8:.X4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50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9:.X4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51_FindViewByIdReturnsNull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0:.X5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52_InvalidIDFindView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1:.X5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53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2:.X5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54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3:.X5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55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4:.X5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56_Null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5:.X5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57_InvalidKey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6:.X5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58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7:.X5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59_RandomActionIntentDefinition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58:.X58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6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9:.X5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60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0:.X6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61_Null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1:.X6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62_InvalidKey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2:.X6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63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3:.X6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64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4:.X6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65_NullValueIntentPutExtra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5:.X6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66_IntentPayloadReplacem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6:.X6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67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7:.X6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68_NullValueIntentPutExtra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8:.X6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69_IntentPayloadReplacem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9:.X6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7_FindViewByIdReturnsNull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0:.X7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70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1:.X7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8_InvalidIDFindView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2:.X7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outActivity_9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3:.X7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egisActivity_0_LengthyGUICreation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74:.X74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egisActivity_1_Null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5:.X7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egisActivity_2_InvalidKey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6:.X7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egisActivity_3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7:.X7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egisActivity_4_RandomActionIntentDefinition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78:.X78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egisApplicationBase_0_LengthyGUICreation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79:.X79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egisApplicationBase_1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0:.X8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egisApplicationBase_2_NullIntentOperatorMutator</text:p>
          </table:table-cell>
          <table:table-cell table:number-columns-repeated="23" office:value-type="float" office:value="-2" calcext:value-type="float">
            <text:p>-2</text:p>
          </table:table-cell>
          <table:table-cell table:formula="of:=COUNTIF([.B81:.X81];&quot;&lt;&gt;0&quot;)" office:value-type="float" office:value="23" calcext:value-type="float">
            <text:p>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egisApplicationBase_3_InvalidKeyIntentOperatorMutator</text:p>
          </table:table-cell>
          <table:table-cell table:number-columns-repeated="23" office:value-type="float" office:value="-2" calcext:value-type="float">
            <text:p>-2</text:p>
          </table:table-cell>
          <table:table-cell table:formula="of:=COUNTIF([.B82:.X82];&quot;&lt;&gt;0&quot;)" office:value-type="float" office:value="23" calcext:value-type="float">
            <text:p>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egisApplicationBase_4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3:.X8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egisApplicationBase_5_NullValueIntentPutExtraOperatorMutator</text:p>
          </table:table-cell>
          <table:table-cell table:number-columns-repeated="23" office:value-type="float" office:value="-2" calcext:value-type="float">
            <text:p>-2</text:p>
          </table:table-cell>
          <table:table-cell table:formula="of:=COUNTIF([.B84:.X84];&quot;&lt;&gt;0&quot;)" office:value-type="float" office:value="23" calcext:value-type="float">
            <text:p>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egisApplicationBase_6_IntentPayloadReplacem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5:.X8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egisApplicationBase_7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6:.X8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egisApplicationBase_8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7:.X8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egisApplicationBase_9_RandomActionIntentDefinitionOperatorMutator</text:p>
          </table:table-cell>
          <table:table-cell table:number-columns-repeated="23" office:value-type="float" office:value="-2" calcext:value-type="float">
            <text:p>-2</text:p>
          </table:table-cell>
          <table:table-cell table:formula="of:=COUNTIF([.B88:.X88];&quot;&lt;&gt;0&quot;)" office:value-type="float" office:value="23" calcext:value-type="float">
            <text:p>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egisBackupAgent_0_LengthyGUICrea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9:.X8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ndOtpImporter_0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0:.X9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ndOtpImporter_1_Binary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91:.X91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ndOtpImporter_2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2:.X9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ndOtpImporter_3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3:.X9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ndOtpImporter_4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4:.X9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ndOtpImporter_5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5:.X9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ndOtpImporter_6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6:.X9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ndOtpImporter_7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7:.X9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ndOtpImporter_8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8:.X9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earancePreferencesFragment_0_InvalidKey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9:.X9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earancePreferencesFragment_1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00:.X10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earancePreferencesFragment_10_BuggyGUIListener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101:.X101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earancePreferencesFragment_11_NullValueIntentPutExtra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02:.X10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earancePreferencesFragment_12_IntentPayloadReplacem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03:.X10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earancePreferencesFragment_13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04:.X10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earancePreferencesFragment_14_NullValueIntentPutExtra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05:.X10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earancePreferencesFragment_15_IntentPayloadReplacem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06:.X10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earancePreferencesFragment_16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07:.X10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earancePreferencesFragment_17_NullValueIntentPutExtra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08:.X10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earancePreferencesFragment_18_IntentPayloadReplacem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09:.X10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earancePreferencesFragment_19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10:.X11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earancePreferencesFragment_2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11:.X11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earancePreferencesFragment_20_NullValueIntentPutExtra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12:.X11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earancePreferencesFragment_21_IntentPayloadReplacem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13:.X11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earancePreferencesFragment_22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14:.X11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earancePreferencesFragment_3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15:.X11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earancePreferencesFragment_4_NullValueIntentPutExtra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116:.X116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earancePreferencesFragment_5_IntentPayloadReplacem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17:.X11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earancePreferencesFragment_6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18:.X11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earancePreferencesFragment_7_NullValueIntentPutExtra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19:.X11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earancePreferencesFragment_8_IntentPayloadReplacem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20:.X12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earancePreferencesFragment_9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21:.X12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thActivity_0_LengthyGUICrea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22:.X12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thActivity_1_FindViewByIdReturnsNull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123:.X123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thActivity_10_InvalidIDFindView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124:.X124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thActivity_11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25:.X12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thActivity_12_ViewComponentNotVisible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126:.X126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thActivity_13_FindViewByIdReturnsNull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127:.X127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thActivity_14_InvalidIDFindView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128:.X128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thActivity_15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29:.X12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thActivity_16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30:.X13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thActivity_17_RandomActionIntentDefinition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131:.X131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thActivity_18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32:.X13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thActivity_19_BuggyGUIListener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133:.X133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thActivity_2_InvalidIDFindView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134:.X134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thActivity_20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35:.X13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thActivity_21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36:.X13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thActivity_22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37:.X13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thActivity_23_BuggyGUIListener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138:.X138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thActivity_3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39:.X13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thActivity_4_ViewComponentNotVisible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140:.X140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thActivity_5_FindViewByIdReturnsNull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41:.X14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thActivity_6_InvalidIDFindView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42:.X14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thActivity_7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43:.X14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thActivity_8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44:.X14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uthActivity_9_FindViewByIdReturnsNull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145:.X145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ckupsPreferencesFragment_0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46:.X14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ckupsPreferencesFragment_1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47:.X14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ckupsPreferencesFragment_2_Null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48:.X14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ckupsPreferencesFragment_3_InvalidKey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49:.X14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ckupsPreferencesFragment_4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50:.X15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ckupsPreferencesFragment_5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51:.X15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haviorPreferencesFragment_0_NullValueIntentPutExtra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52:.X15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haviorPreferencesFragment_1_IntentPayloadReplacem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53:.X15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haviorPreferencesFragment_2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54:.X15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haviorPreferencesFragment_3_NullValueIntentPutExtra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55:.X15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haviorPreferencesFragment_4_IntentPayloadReplacem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56:.X15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haviorPreferencesFragment_5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57:.X15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haviorPreferencesFragment_6_NullValueIntentPutExtra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58:.X15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haviorPreferencesFragment_7_IntentPayloadReplacem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59:.X15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haviorPreferencesFragment_8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60:.X16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itmapHelper_0_Binary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161:.X161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itmapHelper_1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62:.X16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itmapHelper_2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63:.X16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itmapHelper_3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64:.X16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ryptoUtils_0_BinaryMutator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165:.X165];&quot;&lt;&gt;0&quot;)"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ryptoUtils_1_BinaryMutator</text:p>
          </table:table-cell>
          <table:table-cell table:number-columns-repeated="7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formula="of:=COUNTIF([.B166:.X166];&quot;&lt;&gt;0&quot;)" office:value-type="float" office:value="16" calcext:value-type="float">
            <text:p>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ryptoUtils_2_BinaryMutator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167:.X167];&quot;&lt;&gt;0&quot;)" office:value-type="float" office:value="6" calcext:value-type="float">
            <text:p>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ryptoUtils_3_BinaryMutator</text:p>
          </table:table-cell>
          <table:table-cell table:number-columns-repeated="7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formula="of:=COUNTIF([.B168:.X168];&quot;&lt;&gt;0&quot;)" office:value-type="float" office:value="16" calcext:value-type="float">
            <text:p>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0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69:.X16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1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70:.X17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10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71:.X17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11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72:.X17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12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73:.X17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13_ViewComponentNotVisibleOperatorMutator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174:.X174];&quot;&lt;&gt;0&quot;)"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14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75:.X17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15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76:.X17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16_BuggyGUIListenerOperatorMutator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177:.X177];&quot;&lt;&gt;0&quot;)"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17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78:.X17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18_ViewComponentNotVisibleOperator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179:.X179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19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80:.X18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2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81:.X18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20_ViewComponentNotVisibleOperator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182:.X182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21_BuggyGUIListenerOperator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183:.X183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22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84:.X18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23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85:.X18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24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86:.X18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25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87:.X18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26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88:.X18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27_ViewComponentNotVisible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189:.X189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28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90:.X19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29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91:.X19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3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92:.X19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30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93:.X19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31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94:.X19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32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95:.X19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33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96:.X19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34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197:.X19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35_BinaryMutator</text:p>
          </table:table-cell>
          <table:table-cell table:number-columns-repeated="1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198:.X198];&quot;&lt;&gt;0&quot;)" office:value-type="float" office:value="19" calcext:value-type="float">
            <text:p>1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36_Binary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199:.X199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37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00:.X20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38_InvalidViewFocus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01:.X201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39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02:.X20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4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03:.X20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40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04:.X20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41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05:.X20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42_BuggyGUIListener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06:.X206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43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07:.X20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44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08:.X20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45_BuggyGUIListener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09:.X209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46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10:.X21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47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11:.X21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48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12:.X21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49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13:.X21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5_ViewComponentNotVisibleOperatorMutator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14:.X214];&quot;&lt;&gt;0&quot;)"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50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15:.X21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51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16:.X21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52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17:.X21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53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18:.X21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54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19:.X21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55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20:.X22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56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21:.X22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57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22:.X22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58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23:.X22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59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24:.X22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6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25:.X22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60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26:.X22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61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27:.X22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62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28:.X22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7_ViewComponentNotVisibleOperatorMutator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29:.X229];&quot;&lt;&gt;0&quot;)"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8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30:.X23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alogs_9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31:.X23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ropdownCheckBoxes_0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32:.X23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ropdownCheckBoxes_1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33:.X23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0_LengthyGUICreation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34:.X234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_InvalidIDFindView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35:.X235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0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36:.X23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00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37:.X23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01_Binary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38:.X238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02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39:.X23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03_BuggyGUIListener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40:.X240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04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41:.X24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05_BuggyGUIListener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42:.X242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06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43:.X24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07_Null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44:.X24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08_InvalidKey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45:.X24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09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46:.X24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1_FindViewByIdReturnsNull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47:.X24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10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48:.X24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11_Null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49:.X24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12_InvalidKey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50:.X25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13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51:.X25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14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52:.X25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15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53:.X25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16_NullValueIntentPutExtra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54:.X25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17_IntentPayloadReplacem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55:.X25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18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56:.X25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19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57:.X25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2_InvalidIDFindView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58:.X25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20_NullIntent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59:.X259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21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60:.X26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22_NullValueIntentPutExtra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61:.X261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23_IntentPayloadReplacement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62:.X262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24_RandomActionIntentDefinition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63:.X263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25_NullValueIntentPutExtra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64:.X26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26_IntentPayloadReplacem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65:.X26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27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66:.X26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3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67:.X26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4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68:.X26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5_FindViewByIdReturnsNull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69:.X269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6_InvalidIDFindView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70:.X270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7_InvalidViewFocus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71:.X271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8_ViewComponentNotVisible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72:.X272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19_FindViewByIdReturnsNull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73:.X273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2_RandomActionIntentDefinition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74:.X274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20_InvalidIDFindView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75:.X275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21_InvalidViewFocus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76:.X276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22_ViewComponentNotVisible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77:.X277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23_FindViewByIdReturnsNull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78:.X278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24_InvalidIDFindView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79:.X279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25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80:.X28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26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81:.X28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27_FindViewByIdReturnsNull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82:.X282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28_InvalidIDFindView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83:.X283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29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84:.X28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3_FindViewByIdReturnsNull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85:.X285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30_ViewComponentNotVisible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86:.X286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31_FindViewByIdReturnsNull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87:.X287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32_InvalidIDFindView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88:.X288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33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89:.X28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34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90:.X29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35_FindViewByIdReturnsNull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91:.X291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36_InvalidIDFindView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92:.X292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37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93:.X29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38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294:.X29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39_FindViewByIdReturnsNull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95:.X295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4_InvalidIDFindView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96:.X296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40_InvalidIDFindView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97:.X297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41_InvalidViewFocus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98:.X298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42_ViewComponentNotVisible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299:.X299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43_FindViewByIdReturnsNull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00:.X300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44_InvalidIDFindView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01:.X301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45_InvalidViewFocus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02:.X302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46_ViewComponentNotVisible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03:.X303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47_FindViewByIdReturnsNull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04:.X304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48_InvalidIDFindView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05:.X305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49_InvalidViewFocus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06:.X306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5_InvalidViewFocus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07:.X307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50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08:.X30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51_FindViewByIdReturnsNull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09:.X309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52_InvalidIDFindView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10:.X310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53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11:.X31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54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12:.X31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55_FindViewByIdReturnsNull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13:.X313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56_InvalidIDFindView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14:.X314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57_InvalidViewFocus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15:.X315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58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16:.X31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59_FindViewByIdReturnsNull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17:.X317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6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18:.X31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60_InvalidIDFindView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19:.X319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61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20:.X32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62_ViewComponentNotVisible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21:.X321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63_FindViewByIdReturnsNull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22:.X322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64_InvalidIDFindView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23:.X323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65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24:.X32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66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25:.X32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67_FindViewByIdReturnsNull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26:.X326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68_InvalidIDFindView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27:.X327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69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28:.X32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7_FindViewByIdReturnsNull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29:.X32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70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30:.X33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71_FindViewByIdReturnsNull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31:.X331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72_InvalidIDFindView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32:.X332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73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33:.X33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74_ViewComponentNotVisible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34:.X334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75_FindViewByIdReturnsNull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35:.X335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76_InvalidIDFindView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36:.X336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77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37:.X33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78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38:.X33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79_FindViewByIdReturnsNull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39:.X339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8_InvalidIDFindView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40:.X34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80_InvalidIDFindView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41:.X341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81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42:.X34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82_ViewComponentNotVisible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43:.X343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83_FindViewByIdReturnsNull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44:.X344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84_InvalidIDFindView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45:.X345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85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46:.X34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86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47:.X34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87_FindViewByIdReturnsNull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48:.X348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88_InvalidIDFindView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49:.X349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89_InvalidViewFocus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50:.X350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9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51:.X35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90_ViewComponentNotVisible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52:.X352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91_FindViewByIdReturnsNull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53:.X353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92_InvalidIDFindView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54:.X354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93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55:.X35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94_ViewComponentNotVisible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56:.X356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95_BuggyGUIListener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57:.X357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96_FindViewByIdReturnsNull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58:.X358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97_InvalidIDFindView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59:.X359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98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60:.X36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ditEntryActivity_99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61:.X36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Adapter_0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62:.X36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Adapter_1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63:.X36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Adapter_10_Binary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64:.X364];&quot;&lt;&gt;0&quot;)"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Adapter_11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65:.X36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Adapter_12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66:.X36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Adapter_2_BuggyGUIListener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67:.X367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Adapter_3_Length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68:.X36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Adapter_4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69:.X36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Adapter_5_LengthyGUIListener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370:.X370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Adapter_6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71:.X37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Adapter_7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72:.X37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Adapter_8_BinaryMutator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B373:.X373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Adapter_9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74:.X37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Holder_0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75:.X37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Holder_1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76:.X37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Holder_10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77:.X37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Holder_11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78:.X37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Holder_12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79:.X37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Holder_13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80:.X38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Holder_14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81:.X38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Holder_15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82:.X38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Holder_16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83:.X38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Holder_17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84:.X38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Holder_18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85:.X38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Holder_19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86:.X38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Holder_2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87:.X38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Holder_20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88:.X38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Holder_21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89:.X38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Holder_22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90:.X39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Holder_23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91:.X39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Holder_24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92:.X39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Holder_25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93:.X39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Holder_3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94:.X39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Holder_4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95:.X39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Holder_5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96:.X39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Holder_6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97:.X39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Holder_7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98:.X39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Holder_8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399:.X39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Holder_9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00:.X40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ListView_0_LengthyGUICrea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01:.X40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ListView_1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02:.X40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ListView_10_ViewComponentNotVisible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403:.X403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ListView_11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04:.X40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ListView_12_ViewComponentNotVisible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405:.X405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ListView_13_InvalidViewFocus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406:.X406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ListView_14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07:.X40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ListView_15_BuggyGUIListener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408:.X408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ListView_16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09:.X40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ListView_17_BuggyGUIListener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410:.X410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ListView_18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11:.X41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ListView_19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12:.X41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ListView_2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13:.X41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ListView_20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14:.X41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ListView_21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15:.X41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ListView_22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16:.X41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ListView_3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17:.X41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ListView_4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18:.X41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ListView_5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19:.X41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ListView_6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20:.X42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ListView_7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21:.X42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ListView_8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22:.X42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tryListView_9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23:.X42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xitActivity_0_LengthyGUICrea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24:.X42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xitActivity_1_NullIntentOperatorMuta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COUNTIF([.B425:.X425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xitActivity_2_InvalidKeyIntentOperatorMuta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COUNTIF([.B426:.X426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xitActivity_3_RandomActionIntentDefinitionOperatorMuta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COUNTIF([.B427:.X427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xitActivity_4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28:.X42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abScrollHelper_0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29:.X42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avoriteComparator_0_Binary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430:.X430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oogleAuthInfo_0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31:.X43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oupAdapter_0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32:.X43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oupAdapter_1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33:.X43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oupHolder_0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34:.X43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oupHolder_1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35:.X43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oupHolder_2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36:.X43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oupHolder_3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37:.X43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oupManagerActivity_0_LengthyGUICrea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38:.X43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oupManagerActivity_1_InvalidIDFindView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39:.X43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oupManagerActivity_10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40:.X44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oupManagerActivity_11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41:.X44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oupManagerActivity_12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42:.X44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oupManagerActivity_2_FindViewByIdReturnsNull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443:.X443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oupManagerActivity_3_InvalidIDFindView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44:.X44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oupManagerActivity_4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45:.X44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oupManagerActivity_5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46:.X44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oupManagerActivity_6_FindViewByIdReturnsNull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47:.X44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oupManagerActivity_7_InvalidIDFindView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48:.X44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oupManagerActivity_8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49:.X44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oupManagerActivity_9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50:.X45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OTP_0_BinaryMutator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451:.X451];&quot;&lt;&gt;0&quot;)" office:value-type="float" office:value="11" calcext:value-type="float">
            <text:p>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OTP_1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52:.X45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OTP_2_BinaryMutator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453:.X453];&quot;&lt;&gt;0&quot;)"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OTP_3_BinaryMutator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454:.X454];&quot;&lt;&gt;0&quot;)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otpInfo_0_Binary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455:.X455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Adapter_0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56:.X45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Adapter_1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57:.X45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Adapter_2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58:.X45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Adapter_3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59:.X45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Adapter_4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60:.X46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Adapter_5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61:.X46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CategoryHolder_0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62:.X46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CategoryHolder_1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63:.X46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CategoryHolder_2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64:.X46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CategoryHolder_3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65:.X46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Holder_0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66:.X46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Holder_1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67:.X46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Holder_2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68:.X46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Holder_3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69:.X46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PackAdapter_0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70:.X47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PackAdapter_1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71:.X47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PackHolder_0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72:.X47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PackHolder_1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73:.X47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PackHolder_2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74:.X47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PackHolder_3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75:.X47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PackHolder_4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76:.X47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PackHolder_5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77:.X47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PacksManagerFragment_0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78:.X47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PacksManagerFragment_1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79:.X47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PacksManagerFragment_10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80:.X48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PacksManagerFragment_11_NullIntent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481:.X481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PacksManagerFragment_12_InvalidKey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82:.X48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PacksManagerFragment_13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83:.X48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PacksManagerFragment_14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84:.X48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PacksManagerFragment_2_BuggyGUIListener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485:.X485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PacksManagerFragment_3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86:.X48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PacksManagerFragment_4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87:.X48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PacksManagerFragment_5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88:.X48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PacksManagerFragment_6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89:.X48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PacksManagerFragment_7_InvalidViewFocus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490:.X490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PacksManagerFragment_8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91:.X49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PacksManagerFragment_9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92:.X49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PickerDialog_0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93:.X49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PickerDialog_1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94:.X49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PickerDialog_2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95:.X49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PickerDialog_3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96:.X49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PickerDialog_4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97:.X49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PickerDialog_5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98:.X49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PickerDialog_6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499:.X49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PickerDialog_7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00:.X50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PickerDialog_8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01:.X50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onRecyclerView_0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02:.X50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ntriesActivity_0_LengthyGUICrea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03:.X50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ntriesActivity_1_InvalidIDFindView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04:.X50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ntriesActivity_10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05:.X50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ntriesActivity_11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06:.X50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ntriesActivity_12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07:.X50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ntriesActivity_13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08:.X50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ntriesActivity_14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09:.X50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ntriesActivity_15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10:.X51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ntriesActivity_16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11:.X51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ntriesActivity_17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12:.X51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ntriesActivity_2_FindViewByIdReturnsNull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13:.X51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ntriesActivity_3_InvalidIDFindView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14:.X51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ntriesActivity_4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15:.X51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ntriesActivity_5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16:.X51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ntriesActivity_6_FindViewByIdReturnsNull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17:.X51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ntriesActivity_7_InvalidIDFindView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18:.X51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ntriesActivity_8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19:.X51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ntriesActivity_9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20:.X52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ntriesAdapter_0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21:.X52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ntryHolder_0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22:.X52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ntryHolder_1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23:.X52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ntryHolder_2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24:.X52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ntryHolder_3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25:.X52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ntryHolder_4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26:.X52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ntryHolder_5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27:.X52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ntryHolder_6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28:.X52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0_InvalidKeyIntent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529:.X529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1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30:.X53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10_IntentPayloadReplacem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31:.X53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11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32:.X53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12_NullValueIntentPutExtra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33:.X53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13_IntentPayloadReplacem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34:.X53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14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35:.X53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15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36:.X53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16_ViewComponentNotVisible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537:.X537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17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38:.X53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18_ViewComponentNotVisibleOperatorMutato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COUNTIF([.B539:.X539];&quot;&lt;&gt;0&quot;)" office:value-type="float" office:value="6" calcext:value-type="float">
            <text:p>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19_InvalidViewFocusOperatorMutator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COUNTIF([.B540:.X540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2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41:.X54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20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42:.X54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21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43:.X54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22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44:.X54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23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45:.X54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24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46:.X54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25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47:.X54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26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48:.X54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27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49:.X54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28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50:.X55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29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51:.X55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3_NullValueIntentPutExtra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52:.X55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30_ViewComponentNotVisibleOperatorMutat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COUNTIF([.B553:.X553];&quot;&lt;&gt;0&quot;)"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31_BuggyGUIListenerOperatorMutator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COUNTIF([.B554:.X554];&quot;&lt;&gt;0&quot;)" office:value-type="float" office:value="9" calcext:value-type="float">
            <text:p>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32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55:.X55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33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56:.X55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34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57:.X55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35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58:.X55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36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59:.X55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37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60:.X56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38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61:.X56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39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62:.X56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4_IntentPayloadReplacem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63:.X56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40_Null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64:.X56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41_InvalidKey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65:.X56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42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66:.X56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43_NullValueIntentPutExtra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67:.X56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44_IntentPayloadReplacem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68:.X56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45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69:.X56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5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70:.X57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6_Null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71:.X57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7_InvalidKey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72:.X57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8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73:.X57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portExportPreferencesFragment_9_NullValueIntentPutExtra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74:.X57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troActivity_0_LengthyGUICrea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75:.X57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troActivity_1_InvalidIDFindViewOperatorMutator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576:.X576];&quot;&lt;&gt;0&quot;)"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troBaseActivity_0_LengthyGUICrea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77:.X57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troBaseActivity_1_FindViewByIdReturnsNullOperatorMutator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578:.X578];&quot;&lt;&gt;0&quot;)"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troBaseActivity_10_BuggyGUIListenerOperatorMutator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579:.X579];&quot;&lt;&gt;0&quot;)"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troBaseActivity_11_FindViewByIdReturnsNullOperatorMutator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580:.X580];&quot;&lt;&gt;0&quot;)"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troBaseActivity_12_InvalidIDFindViewOperatorMutator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581:.X581];&quot;&lt;&gt;0&quot;)"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troBaseActivity_13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82:.X58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troBaseActivity_14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83:.X58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troBaseActivity_15_FindViewByIdReturnsNullOperatorMutator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584:.X584];&quot;&lt;&gt;0&quot;)"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troBaseActivity_16_InvalidIDFindViewOperatorMutator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585:.X585];&quot;&lt;&gt;0&quot;)"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troBaseActivity_17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86:.X58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troBaseActivity_18_ViewComponentNotVisibleOperatorMutator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587:.X587];&quot;&lt;&gt;0&quot;)"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troBaseActivity_19_BinaryMutator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588:.X588];&quot;&lt;&gt;0&quot;)"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troBaseActivity_2_InvalidIDFindViewOperatorMutator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589:.X589];&quot;&lt;&gt;0&quot;)"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troBaseActivity_20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90:.X59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troBaseActivity_21_BinaryMutator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B591:.X591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troBaseActivity_22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92:.X59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troBaseActivity_3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93:.X59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troBaseActivity_4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594:.X59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troBaseActivity_5_BuggyGUIListenerOperatorMutato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B595:.X595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troBaseActivity_6_FindViewByIdReturnsNullOperatorMutator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596:.X596];&quot;&lt;&gt;0&quot;)" office:value-type="float" office:value="6" calcext:value-type="float">
            <text:p>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troBaseActivity_7_InvalidIDFindViewOperatorMutator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597:.X597];&quot;&lt;&gt;0&quot;)"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troBaseActivity_8_InvalidViewFocus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598:.X598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troBaseActivity_9_ViewComponentNotVisibleOperatorMutator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599:.X599];&quot;&lt;&gt;0&quot;)"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KeyStoreHandle_0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00:.X60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aunchAppTileService_0_Null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01:.X60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aunchAppTileService_1_InvalidKey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02:.X60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aunchAppTileService_2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03:.X60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aunchAppTileService_3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04:.X60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aunchAppTileService_4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05:.X60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aunchScannerTileService_0_Null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06:.X60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aunchScannerTileService_1_InvalidKey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07:.X60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aunchScannerTileService_2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08:.X60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aunchScannerTileService_3_NullValueIntentPutExtra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09:.X60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aunchScannerTileService_4_IntentPayloadReplacement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10:.X610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aunchScannerTileService_5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11:.X61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aunchScannerTileService_6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12:.X61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aunchScannerTileService_7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13:.X61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0_LengthyGUICrea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14:.X61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1_InvalidIDFindView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15:.X615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10_FindViewByIdReturnsNullOperatorMutator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16:.X616];&quot;&lt;&gt;0&quot;)"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100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17:.X61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101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18:.X61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102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19:.X61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103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20:.X62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104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21:.X62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105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22:.X62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106_NullIntent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23:.X623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107_InvalidKeyIntent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24:.X624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108_RandomActionIntentDefinition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25:.X625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109_NullValueIntentPutExtra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26:.X626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11_InvalidIDFindViewOperatorMutator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27:.X627];&quot;&lt;&gt;0&quot;)"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110_IntentPayloadReplacement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28:.X628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111_RandomActionIntentDefinition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29:.X629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112_BuggyGUIListener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30:.X630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12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31:.X63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13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32:.X63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14_FindViewByIdReturnsNull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33:.X633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15_InvalidIDFindView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34:.X634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16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35:.X63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17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36:.X63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18_NullIntent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B637:.X637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19_InvalidKeyIntent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B638:.X638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2_FindViewByIdReturnsNullOperatorMutator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39:.X639];&quot;&lt;&gt;0&quot;)"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20_RandomActionIntentDefinition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B640:.X640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21_NullValueIntentPutExtra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B641:.X641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22_IntentPayloadReplacement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B642:.X642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23_RandomActionIntentDefinitionOperator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B643:.X643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24_NullValueIntentPutExtra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44:.X644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25_IntentPayloadReplacem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45:.X64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26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46:.X64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27_NullIntent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47:.X647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28_InvalidKeyIntent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48:.X648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29_RandomActionIntentDefinition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49:.X649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3_InvalidIDFindViewOperatorMutator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50:.X650];&quot;&lt;&gt;0&quot;)"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30_NullValueIntentPutExtra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51:.X651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31_IntentPayloadReplacement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52:.X652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32_RandomActionIntentDefinition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53:.X653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33_NullValueIntentPutExtra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54:.X654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34_IntentPayloadReplacem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55:.X65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35_RandomActionIntentDefinition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56:.X656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36_NullIntent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57:.X657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37_InvalidKeyIntent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58:.X658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38_RandomActionIntentDefinition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59:.X659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39_NullValueIntentPutExtra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60:.X660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4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61:.X66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40_IntentPayloadReplacement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62:.X662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41_RandomActionIntentDefinition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63:.X663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42_NullIntent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64:.X664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43_InvalidKeyIntent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65:.X665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44_RandomActionIntentDefinition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66:.X666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45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67:.X66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46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68:.X66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47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69:.X66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48_InvalidKey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70:.X67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49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71:.X67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5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72:.X67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50_Null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73:.X67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51_InvalidKey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74:.X67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52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75:.X67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53_Null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76:.X67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54_InvalidKey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77:.X67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55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78:.X67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56_NullValueIntentPutExtra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79:.X67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57_IntentPayloadReplacem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80:.X68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58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81:.X68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59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82:.X68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6_BuggyGUIListener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83:.X683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60_Null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84:.X68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61_InvalidKey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85:.X68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62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86:.X68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63_NullValueIntentPutExtra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87:.X68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64_IntentPayloadReplacem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88:.X68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65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89:.X68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66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90:.X69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67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91:.X69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68_NullValueIntentPutExtra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92:.X69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69_IntentPayloadReplacem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93:.X69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7_BuggyGUIListener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94:.X694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70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695:.X69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71_NullIntent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96:.X696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72_InvalidKeyIntent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97:.X697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73_RandomActionIntentDefinition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98:.X698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74_NullValueIntentPutExtra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699:.X699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75_IntentPayloadReplacem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00:.X70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76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01:.X70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77_NullValueIntentPutExtra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02:.X70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78_IntentPayloadReplacement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703:.X703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79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04:.X70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8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05:.X70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80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06:.X70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81_RandomActionIntentDefinitionOperatorMutator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COUNTIF([.B707:.X707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82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08:.X70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83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09:.X70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84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10:.X71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85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11:.X71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86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12:.X71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87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13:.X71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88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14:.X71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89_Null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15:.X71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9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16:.X71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90_InvalidKey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17:.X71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91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18:.X71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92_NullIntent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719:.X719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93_InvalidKeyIntent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720:.X720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94_RandomActionIntentDefinition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721:.X721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95_NullValueIntentPutExtra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22:.X72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96_IntentPayloadReplacem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23:.X72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97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24:.X72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98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25:.X72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inActivity_99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26:.X72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tricsHelper_0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27:.X72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tricsHelper_1_BinaryMutator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728:.X728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TP_0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29:.X72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TP_1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30:.X73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otificationService_0_Null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31:.X73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otificationService_1_InvalidKey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32:.X73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otificationService_2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33:.X73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otificationService_3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34:.X73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otificationService_4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35:.X73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nicResponderActivity_0_LengthyGUICrea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36:.X73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nicResponderActivity_1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37:.X73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nicResponderActivity_2_RandomActionIntentDefinitionOperatorMuta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COUNTIF([.B738:.X738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ssReminderFreq_0_Binary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739:.X739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eferences_0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40:.X74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eferencesActivity_0_LengthyGUICreation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741:.X741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eferencesActivity_1_InvalidIDFindView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42:.X74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eferencesFragment_0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43:.X74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ogressDialogTask_0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44:.X74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QrCodeHelper_0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45:.X74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QrCodeHelper_1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46:.X74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QrCodeHelper_2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47:.X74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QrCodeHelper_3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48:.X74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QrCodeHelper_4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49:.X74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QrCodeHelper_5_BinaryMutat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750:.X750];&quot;&lt;&gt;0&quot;)"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QrCodeHelper_6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51:.X75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QrCodeHelper_7_BinaryMutat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752:.X752];&quot;&lt;&gt;0&quot;)"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QrDecodeTask_0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753:.X75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0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54:.X754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1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55:.X755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10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56:.X756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11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57:.X757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12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58:.X758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13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59:.X759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14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60:.X760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15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61:.X761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16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62:.X762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17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63:.X763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18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764:.X764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19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65:.X765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2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66:.X766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20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67:.X767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21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68:.X768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22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69:.X769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23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770:.X770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24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71:.X771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25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72:.X772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26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73:.X773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27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774:.X774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28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75:.X775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29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76:.X776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3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777:.X777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30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78:.X778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31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79:.X779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32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80:.X780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33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81:.X781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34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82:.X782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35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83:.X783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36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84:.X784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37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85:.X785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38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86:.X786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39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87:.X787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4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88:.X788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40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89:.X789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41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90:.X790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42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91:.X791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43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92:.X792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44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93:.X793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45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94:.X794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46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95:.X795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47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96:.X796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5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97:.X797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6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98:.X798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7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799:.X799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8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800:.X800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lsa20Engine_9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801:.X801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annerActivity_0_LengthyGUICrea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02:.X80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annerActivity_1_InvalidIDFindView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03:.X80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annerActivity_10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04:.X80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annerActivity_11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05:.X80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annerActivity_12_Null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06:.X80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annerActivity_13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07:.X80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annerActivity_14_NullValueIntentPutExtra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08:.X80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annerActivity_15_IntentPayloadReplacem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09:.X80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annerActivity_16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10:.X81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annerActivity_2_FindViewByIdReturnsNull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11:.X81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annerActivity_3_InvalidIDFindView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12:.X81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annerActivity_4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13:.X81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annerActivity_5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14:.X81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annerActivity_6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15:.X81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annerActivity_7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16:.X81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annerActivity_8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17:.X81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annerActivity_9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18:.X81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rypt_0_BinaryMutator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COUNTIF([.B819:.X819];&quot;&lt;&gt;0&quot;)" office:value-type="float" office:value="17" calcext:value-type="float">
            <text:p>1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rypt_1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20:.X82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rypt_10_BinaryMutator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COUNTIF([.B821:.X821];&quot;&lt;&gt;0&quot;)" office:value-type="float" office:value="17" calcext:value-type="float">
            <text:p>1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rypt_11_BinaryMutator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COUNTIF([.B822:.X822];&quot;&lt;&gt;0&quot;)" office:value-type="float" office:value="17" calcext:value-type="float">
            <text:p>1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rypt_12_BinaryMutator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COUNTIF([.B823:.X823];&quot;&lt;&gt;0&quot;)" office:value-type="float" office:value="17" calcext:value-type="float">
            <text:p>1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rypt_13_BinaryMutator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COUNTIF([.B824:.X824];&quot;&lt;&gt;0&quot;)" office:value-type="float" office:value="17" calcext:value-type="float">
            <text:p>1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rypt_14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825:.X825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rypt_15_BinaryMutator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COUNTIF([.B826:.X826];&quot;&lt;&gt;0&quot;)" office:value-type="float" office:value="17" calcext:value-type="float">
            <text:p>1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rypt_16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827:.X827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rypt_17_BinaryMutator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COUNTIF([.B828:.X828];&quot;&lt;&gt;0&quot;)" office:value-type="float" office:value="17" calcext:value-type="float">
            <text:p>1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rypt_18_BinaryMutator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COUNTIF([.B829:.X829];&quot;&lt;&gt;0&quot;)" office:value-type="float" office:value="17" calcext:value-type="float">
            <text:p>1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rypt_19_BinaryMutator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COUNTIF([.B830:.X830];&quot;&lt;&gt;0&quot;)" office:value-type="float" office:value="17" calcext:value-type="float">
            <text:p>1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rypt_2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31:.X83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rypt_20_BinaryMutator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COUNTIF([.B832:.X832];&quot;&lt;&gt;0&quot;)" office:value-type="float" office:value="17" calcext:value-type="float">
            <text:p>1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rypt_21_BinaryMutator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COUNTIF([.B833:.X833];&quot;&lt;&gt;0&quot;)" office:value-type="float" office:value="17" calcext:value-type="float">
            <text:p>1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rypt_3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834:.X834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rypt_4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835:.X835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rypt_5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36:.X83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rypt_6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37:.X83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rypt_7_BinaryMutator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COUNTIF([.B838:.X838];&quot;&lt;&gt;0&quot;)" office:value-type="float" office:value="17" calcext:value-type="float">
            <text:p>1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rypt_8_BinaryMutator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COUNTIF([.B839:.X839];&quot;&lt;&gt;0&quot;)" office:value-type="float" office:value="17" calcext:value-type="float">
            <text:p>1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rypt_9_BinaryMutato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B840:.X840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curityPickerSlide_0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41:.X84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curityPickerSlide_1_ViewComponentNotVisibleOperatorMutato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842:.X842];&quot;&lt;&gt;0&quot;)"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curityPickerSlide_2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43:.X84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curityPickerSlide_3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44:.X84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curityPickerSlide_4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45:.X84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curityPickerSlide_5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46:.X84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curityPreferencesFragment_0_NullValueIntentPutExtra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47:.X84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curityPreferencesFragment_1_IntentPayloadReplacem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48:.X84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curityPreferencesFragment_10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49:.X84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curityPreferencesFragment_11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50:.X85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curityPreferencesFragment_2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51:.X85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curityPreferencesFragment_3_NullValueIntentPutExtra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52:.X85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curityPreferencesFragment_4_IntentPayloadReplacem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53:.X85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curityPreferencesFragment_5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54:.X85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curityPreferencesFragment_6_NullValueIntentPutExtra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55:.X85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curityPreferencesFragment_7_IntentPayloadReplacem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56:.X85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curityPreferencesFragment_8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57:.X85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curityPreferencesFragment_9_BuggyGUIListener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858:.X858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curitySetupSlide_0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59:.X85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curitySetupSlide_1_ViewComponentNotVisibleOperatorMutator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860:.X860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curitySetupSlide_10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61:.X86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curitySetupSlide_11_ViewComponentNotVisibleOperatorMutator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862:.X862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curitySetupSlide_2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63:.X86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curitySetupSlide_3_ViewComponentNotVisibleOperatorMutator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864:.X864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curitySetupSlide_4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65:.X86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curitySetupSlide_5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66:.X86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curitySetupSlide_6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67:.X86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curitySetupSlide_7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68:.X86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curitySetupSlide_8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69:.X86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curitySetupSlide_9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70:.X87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impleWebViewDialog_0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71:.X87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impleWebViewDialog_1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72:.X87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ideIndicator_0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73:.X87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ideIndicator_1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74:.X87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ideIndicator_10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75:.X87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ideIndicator_11_Binary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876:.X876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ideIndicator_12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77:.X87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ideIndicator_13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78:.X87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ideIndicator_14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79:.X87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ideIndicator_15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80:.X88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ideIndicator_16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81:.X88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ideIndicator_17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82:.X88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ideIndicator_18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83:.X88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ideIndicator_19_Binary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884:.X884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ideIndicator_2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85:.X88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ideIndicator_20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86:.X88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ideIndicator_21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87:.X88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ideIndicator_22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88:.X88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ideIndicator_23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89:.X88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ideIndicator_24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90:.X89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ideIndicator_25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91:.X89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ideIndicator_26_Binary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892:.X892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ideIndicator_27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93:.X89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ideIndicator_3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94:.X89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ideIndicator_4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95:.X89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ideIndicator_5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96:.X89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ideIndicator_6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97:.X89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ideIndicator_7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98:.X89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ideIndicator_8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899:.X89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ideIndicator_9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00:.X90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imeUtils_0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01:.X90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imeUtils_1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02:.X90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TP_0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03:.X90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TP_1_BinaryMutator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COUNTIF([.B904:.X904];&quot;&lt;&gt;0&quot;)"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tpAuthenticatorImporter_0_BuggyGUIListenerOperatorMutato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COUNTIF([.B905:.X905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tpAuthenticatorImporter_1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06:.X90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tpInfo_0_BinaryMutator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formula="of:=COUNTIF([.B907:.X907];&quot;&lt;&gt;0&quot;)" office:value-type="float" office:value="19" calcext:value-type="float">
            <text:p>1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tpInfo_1_Binary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908:.X908];&quot;&lt;&gt;0&quot;)"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tpInfo_2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09:.X90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tpProgressBar_0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10:.X91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tpProgressBar_1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11:.X91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tpProgressBar_10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12:.X91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tpProgressBar_2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13:.X91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tpProgressBar_3_Binary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914:.X914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tpProgressBar_4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15:.X91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tpProgressBar_5_BinaryMutato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916:.X916];&quot;&lt;&gt;0&quot;)"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tpProgressBar_6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17:.X91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tpProgressBar_7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18:.X91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tpProgressBar_8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19:.X91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tpProgressBar_9_Binary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920:.X920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0_LengthyGUICreation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921:.X921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1_InvalidIDFindView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22:.X92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10_FindViewByIdReturnsNull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923:.X923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11_InvalidIDFindView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924:.X924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12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25:.X92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13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26:.X92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14_FindViewByIdReturnsNull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927:.X927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15_InvalidIDFindView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928:.X928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16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29:.X92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17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30:.X93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18_FindViewByIdReturnsNull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931:.X931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19_InvalidIDFindView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932:.X932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2_FindViewByIdReturnsNull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933:.X933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20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34:.X93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21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35:.X93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22_FindViewByIdReturnsNull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936:.X936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23_InvalidIDFindView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937:.X937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24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38:.X93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25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39:.X93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26_FindViewByIdReturnsNull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940:.X940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27_InvalidIDFindView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941:.X941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28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42:.X94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29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43:.X94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3_InvalidIDFindView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944:.X944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30_FindViewByIdReturnsNull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945:.X945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31_InvalidIDFindView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946:.X946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32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47:.X94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33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48:.X94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34_RandomActionIntentDefinition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949:.X949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35_BuggyGUIListenerOperator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950:.X950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36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51:.X95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37_BuggyGUIListener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52:.X95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38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53:.X95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39_Binary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954:.X954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4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55:.X95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5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56:.X95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6_FindViewByIdReturnsNull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57:.X95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7_InvalidIDFindView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58:.X95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8_InvalidViewFocus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59:.X95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erEntriesActivity_9_ViewComponentNotVisible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60:.X96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aultBackupManager_0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61:.X96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aultBackupManager_1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62:.X96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aultBackupManager_2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63:.X96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aultBackupManager_3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64:.X96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aultBackupManager_4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65:.X96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aultBackupManager_5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66:.X96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aultManager_0_Null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67:.X96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aultManager_1_InvalidKey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68:.X96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aultManager_2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69:.X96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elcomeSlide_0_BuggyGUIListenerOperatorMutator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B970:.X970];&quot;&lt;&gt;0&quot;)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elcomeSlide_1_InvalidKeyIntent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71:.X97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elcomeSlide_2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72:.X97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elcomeSlide_3_RandomActionIntentDefinitionOperator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73:.X973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YandexInfo_0_Binary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974:.X974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YandexInfo_1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75:.X975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YandexInfo_2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76:.X976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YandexInfo_3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77:.X977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YandexInfo_4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78:.X978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YandexInfo_5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79:.X979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YandexInfo_6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80:.X980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YandexInfo_7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81:.X981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YAOTP_0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82:.X982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YAOTP_1_Binary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983:.X983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YAOTP_2_BinaryMutator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B984:.X984];&quot;&lt;&gt;0&quot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YAOTP_3_Binary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985:.X985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YAOTP_4_BinaryMutator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B986:.X986];&quot;&lt;&gt;0&quot;)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table:style-name="Default" table:formula="of:=COUNTIF([.Y2:.Y986];&quot;=0&quot;)" office:value-type="float" office:value="667" calcext:value-type="float">
            <text:p>667</text:p>
          </table:table-cell>
          <table:table-cell table:number-columns-repeated="999"/>
        </table:table-row>
        <table:table-row table:style-name="ro1">
          <table:table-cell table:number-columns-repeated="24"/>
          <table:table-cell table:style-name="Default" table:formula="of:=COUNTIF([.Y2:.Y986];&quot;&lt;&gt;0&quot;)" office:value-type="float" office:value="318" calcext:value-type="float">
            <text:p>318</text:p>
          </table:table-cell>
          <table:table-cell table:number-columns-repeated="999"/>
        </table:table-row>
        <table:table-row table:style-name="ro1" table:number-rows-repeated="10475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ummary.A3:summary.X98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8T13:17:18.132520437</dc:date>
    <meta:editing-duration>PT1H36M31S</meta:editing-duration>
    <meta:editing-cycles>4</meta:editing-cycles>
    <meta:generator>LibreOffice/7.3.7.2$Linux_X86_64 LibreOffice_project/30$Build-2</meta:generator>
    <meta:document-statistic meta:table-count="1" meta:cell-count="24652" meta:object-count="0"/>
  </office:meta>
</office:document-meta>
</file>